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B00000069194264E6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Arial1" svg:font-family="Arial" style:font-family-generic="roman"/>
    <style:font-face style:name="Calibri" svg:font-family="Calibri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288cm" style:rel-column-width="4800*"/>
    </style:style>
    <style:style style:name="Tabla1.B" style:family="table-column">
      <style:table-column-properties style:column-width="1.289cm" style:rel-column-width="4807*"/>
    </style:style>
    <style:style style:name="Tabla1.C" style:family="table-column">
      <style:table-column-properties style:column-width="15.011cm" style:rel-column-width="5592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6.967cm"/>
    </style:style>
    <style:style style:name="Tabla2.B" style:family="table-column">
      <style:table-column-properties style:column-width="6.638cm"/>
    </style:style>
    <style:style style:name="Tabla2.C" style:family="table-column">
      <style:table-column-properties style:column-width="3.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011cm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Tabla4.2" style:family="table-row">
      <style:table-row-properties style:min-row-height="2.159cm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2.357cm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9pt" fo:font-weight="bold" officeooo:rsid="000013c3" officeooo:paragraph-rsid="0001d3c5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04aba6" officeooo:paragraph-rsid="000aefa8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13c3" officeooo:paragraph-rsid="00091c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013c3" officeooo:paragraph-rsid="00091c91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91c91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87a1c" officeooo:paragraph-rsid="00187a1c" style:font-size-asian="10pt" style:font-style-asian="normal" style:font-weight-asian="normal" style:font-size-complex="10pt" style:text-emphasize="none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091c91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dcb53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dcb53" officeooo:paragraph-rsid="00091c91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dcb53" officeooo:paragraph-rsid="001dcb53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21566d" officeooo:paragraph-rsid="00091c91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ohit Hindi" fo:font-size="7.5pt" fo:font-style="normal" fo:text-shadow="none" style:text-underline-style="none" fo:font-weight="normal" officeooo:rsid="001dcb53" officeooo:paragraph-rsid="001dcb53" style:font-size-asian="7.5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ohit Hindi" fo:font-size="7.5pt" fo:font-style="normal" fo:text-shadow="none" style:text-underline-style="none" fo:font-weight="normal" officeooo:paragraph-rsid="00091c91" style:font-size-asian="7.5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dcb53" officeooo:paragraph-rsid="00091c91" style:font-size-asian="10pt" style:font-style-asian="normal" style:font-weight-asian="normal" style:font-size-complex="10pt" style:text-emphasize="none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fo:font-style="normal" fo:font-weight="bold" officeooo:rsid="000013c3" officeooo:paragraph-rsid="00091c91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1pt" officeooo:paragraph-rsid="00091c9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1pt" officeooo:rsid="000e71e5" officeooo:paragraph-rsid="000e71e5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officeooo:rsid="001dcb53" officeooo:paragraph-rsid="001dcb5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020a24d" officeooo:paragraph-rsid="0020a24d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01d3c5" officeooo:paragraph-rsid="00091c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1dcb53" officeooo:paragraph-rsid="001dcb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1pt" fo:font-style="italic" fo:font-weight="normal" officeooo:rsid="000b2a65" officeooo:paragraph-rsid="000b2a65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pt" officeooo:rsid="001dcb53" officeooo:paragraph-rsid="001dcb5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1dcb53" officeooo:paragraph-rsid="001dcb53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13c3" officeooo:paragraph-rsid="00091c91" style:font-weight-asian="bold" style:font-weight-complex="bold"/>
    </style:style>
    <style:style style:name="P26" style:family="paragraph" style:parent-style-name="Standard">
      <style:text-properties style:font-name="Liberation Serif" fo:font-size="11pt" officeooo:rsid="003a3e1f" officeooo:paragraph-rsid="003a3e1f" style:font-size-asian="11pt" style:font-size-complex="11pt"/>
    </style:style>
    <style:style style:name="P27" style:family="paragraph" style:parent-style-name="Standard"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2d043c" officeooo:paragraph-rsid="0030153d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2d043c" officeooo:paragraph-rsid="002ea4c0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2d043c" officeooo:paragraph-rsid="0030153d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35818" officeooo:paragraph-rsid="00335818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6ba5d" officeooo:paragraph-rsid="0036ba5d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7879e" officeooo:paragraph-rsid="0037879e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7d044" officeooo:paragraph-rsid="0037d044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8ce14" officeooo:paragraph-rsid="0038ce14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3a3e1f" officeooo:paragraph-rsid="003a3e1f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font-name="Arial1" fo:font-size="12pt" officeooo:rsid="003a3e1f" officeooo:paragraph-rsid="003a3e1f" style:font-size-asian="12pt" style:font-size-complex="12pt"/>
    </style:style>
    <style:style style:name="P37" style:family="paragraph" style:parent-style-name="Standard" style:master-page-name="Standard">
      <style:paragraph-properties fo:text-align="justify" style:justify-single-word="false" style:page-number="auto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2d043c" officeooo:paragraph-rsid="002ea4c0" style:font-size-asian="12pt" style:font-style-asian="normal" style:font-weight-asian="normal" style:font-size-complex="12pt" style:text-emphasize="none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1pt" officeooo:rsid="002d043c" officeooo:paragraph-rsid="002d043c" style:font-size-asian="11pt" style:font-size-complex="11pt"/>
    </style:style>
    <style:style style:name="P39" style:family="paragraph" style:parent-style-name="Predeterminado_7e_LT_7e_Untertitel">
      <style:paragraph-properties fo:line-height="100%" fo:text-align="start" style:justify-single-word="false"/>
      <style:text-properties style:font-name="Times New Roman" fo:font-size="12pt" officeooo:rsid="0020a24d" officeooo:paragraph-rsid="002d043c" style:font-size-asian="12pt" style:font-size-complex="12pt"/>
    </style:style>
    <style:style style:name="P40" style:family="paragraph">
      <style:paragraph-properties fo:text-align="center"/>
    </style:style>
    <style:style style:name="T1" style:family="text">
      <style:text-properties officeooo:rsid="0011a21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aba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e729b" style:font-weight-asian="bold" style:font-weight-complex="bold"/>
    </style:style>
    <style:style style:name="T5" style:family="text">
      <style:text-properties officeooo:rsid="00091c91"/>
    </style:style>
    <style:style style:name="T6" style:family="text">
      <style:text-properties fo:color="#000000" style:font-name="Calibri" fo:font-size="8pt" officeooo:rsid="001dcb53" style:font-size-asian="8pt"/>
    </style:style>
    <style:style style:name="T7" style:family="text">
      <style:text-properties officeooo:rsid="002335a5"/>
    </style:style>
    <style:style style:name="T8" style:family="text">
      <style:text-properties officeooo:rsid="0024d022"/>
    </style:style>
    <style:style style:name="T9" style:family="text">
      <style:text-properties officeooo:rsid="0029a6b7"/>
    </style:style>
    <style:style style:name="T10" style:family="text">
      <style:text-properties officeooo:rsid="002d043c"/>
    </style:style>
    <style:style style:name="T11" style:family="text">
      <style:text-properties officeooo:rsid="002d330d"/>
    </style:style>
    <style:style style:name="T12" style:family="text">
      <style:text-properties officeooo:rsid="002ea4c0"/>
    </style:style>
    <style:style style:name="T13" style:family="text">
      <style:text-properties officeooo:rsid="0030153d"/>
    </style:style>
    <style:style style:name="T14" style:family="text">
      <style:text-properties officeooo:rsid="0037d044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officeooo:rsid="003ba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A DE REUNION DEL </text:span><text:span text:style-name="T3">GRUPO </text:span><text:span text:style-name="T4">Nª 1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2" office:value-type="string">
            <text:p text:style-name="P15"><text:span text:style-name="T5">Reunión</text:span> Nro</text:p>
          </table:table-cell>
          <table:covered-table-cell/>
          <table:table-cell table:style-name="Tabla1.C1" office:value-type="string">
            <text:p text:style-name="P38">2/2016</text:p>
          </table:table-cell>
        </table:table-row>
        <table:table-row>
          <table:table-cell table:style-name="Tabla1.A2" table:number-columns-spanned="2" office:value-type="string">
            <text:p text:style-name="P15">Fecha</text:p>
          </table:table-cell>
          <table:covered-table-cell/>
          <table:table-cell table:style-name="Tabla1.C2" office:value-type="string">
            <text:p text:style-name="P38">25 abril 2016</text:p>
          </table:table-cell>
        </table:table-row>
        <table:table-row>
          <table:table-cell table:style-name="Tabla1.A2" table:number-rows-spanned="2" office:value-type="string">
            <text:p text:style-name="P15">Hora </text:p>
          </table:table-cell>
          <table:table-cell table:style-name="Tabla1.A2" office:value-type="string">
            <text:p text:style-name="P15">Inicio</text:p>
          </table:table-cell>
          <table:table-cell table:style-name="Tabla1.C2" office:value-type="string">
            <text:p text:style-name="P18">1<text:span text:style-name="T8">5</text:span>:<text:span text:style-name="T8">0</text:span>0</text:p>
          </table:table-cell>
        </table:table-row>
        <table:table-row>
          <table:covered-table-cell/>
          <table:table-cell table:style-name="Tabla1.A2" office:value-type="string">
            <text:p text:style-name="P15">Fin</text:p>
          </table:table-cell>
          <table:table-cell table:style-name="Tabla1.C2" office:value-type="string">
            <text:p text:style-name="P19">1<text:span text:style-name="T9">7</text:span>:<text:span text:style-name="T7">00</text:span></text:p>
          </table:table-cell>
        </table:table-row>
        <table:table-row>
          <table:table-cell table:style-name="Tabla1.A2" table:number-columns-spanned="2" office:value-type="string">
            <text:p text:style-name="P15">Lugar</text:p>
          </table:table-cell>
          <table:covered-table-cell/>
          <table:table-cell table:style-name="Tabla1.C2" office:value-type="string">
            <text:p text:style-name="P17">Vicepresidencia del Estado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2" office:value-type="string">
            <text:p text:style-name="P20">Secretario de actas</text:p>
          </table:table-cell>
          <table:covered-table-cell/>
          <table:table-cell table:style-name="Tabla2.C1" office:value-type="string">
            <text:p text:style-name="P22">Firmas</text:p>
          </table:table-cell>
        </table:table-row>
        <table:table-row>
          <table:table-cell table:style-name="Tabla2.A2" office:value-type="string">
            <text:p text:style-name="P21">René Mendoza <text:span text:style-name="T11">Mamani</text:span></text:p>
          </table:table-cell>
          <table:table-cell table:style-name="Tabla2.A2" office:value-type="string">
            <text:p text:style-name="P20"/>
          </table:table-cell>
          <table:table-cell table:style-name="Tabla2.C2" office:value-type="string">
            <text:p text:style-name="P20"/>
          </table:table-cell>
        </table:table-row>
        <table:table-row>
          <table:table-cell table:style-name="Tabla2.A2" table:number-columns-spanned="2" office:value-type="string">
            <text:p text:style-name="P20">Convocados/asistentes</text:p>
          </table:table-cell>
          <table:covered-table-cell/>
          <table:table-cell table:style-name="Tabla2.C2" office:value-type="string">
            <text:p text:style-name="P20"/>
          </table:table-cell>
        </table:table-row>
        <table:table-row table:style-name="Tabla2.4"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7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24"/>
          </table:table-cell>
          <table:table-cell table:style-name="Tabla2.A2" office:value-type="string">
            <text:p text:style-name="P10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7"><text:span text:style-name="T6"/></text:p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4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8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  <table:table-cell table:style-name="Tabla2.C2" office:value-type="string">
            <text:p text:style-name="P16"/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  <table:table-cell table:style-name="Tabla2.C2" office:value-type="string">
            <text:p text:style-name="P16"/>
          </table:table-cell>
        </table:table-row>
      </table:table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>Agenda</text:p>
          </table:table-cell>
        </table:table-row>
        <table:table-row>
          <table:table-cell table:style-name="Tabla3.A2" office:value-type="string">
            <text:p text:style-name="P39">- <text:span text:style-name="T10">Presentación del servicio web para codificación de UT, a cargo de la AGETIC</text:span></text:p>
            <text:p text:style-name="P39"><text:span text:style-name="T10">- Presentación del documento de codificación y denominación de UT, a cargo Min. Autonomias</text:span></text:p>
            <text:p text:style-name="P39"><text:span text:style-name="T10">- Análisis general de los productos presentados <text:s/></text:span></text:p>
          </table:table-cell>
        </table:table-row>
      </table:table>
      <text:p text:style-name="P3"/>
      <text:p text:style-name="P3"/>
      <text:p text:style-name="P3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0">Desarrollo de la agenda</text:p>
          </table:table-cell>
        </table:table-row>
        <table:table-row table:style-name="Tabla4.2">
          <table:table-cell table:style-name="Tabla4.A2" office:value-type="string">
            <text:p text:style-name="P37">Inicialmente el representante de GeoBolivia día a conocer en detalle <text:span text:style-name="T12">los </text:span>acuerdos <text:span text:style-name="T12">a los que llegaron en la primera reunión del Grupo Nº1, el mismo se realizo mediante la lectura del acta correspondiente, posteriormente se procedió a la firma <text:s/>del acta.</text:span></text:p>
            <text:p text:style-name="P28"/>
            <text:p text:style-name="P29"><text:span text:style-name="T12">Cumpliendo los acuerdos de la primera reunión, los representantes de la AGETIC, realizaron una presentación del servicio web prototipo, en la misma se explico los alcances, los detalles técnicos y su flexibilidad para que el servicio sea de utilidad.</text:span></text:p>
            <text:p text:style-name="P29"/>
            <text:p text:style-name="P29"><text:span text:style-name="T13">Los representantes de Min. Autonomías, mencionaron que el servicio web mostrado por la AGETIC solo debe mostrar el código, el nombre de la Unidad Territorial y el nombre de su capital, ya que ellos elaboraron un documento que tiene la información mencionada. Por otra parte mencionaron que si se da la posibilidad de nombrar de diferente manera a una UT, posiblemente se cause confusión y problemas de carácter técnico y político.</text:span></text:p>
            <text:p text:style-name="P29"/>
            <text:p text:style-name="P30">La representante del Ministerio de Obras Publicas, mencionaron que el prototipo esta bien pero también debería considerar otras unidades territoriales como los distritos municipales, a eso el representante de GeoBolivia menciona que esa idea se podría adicionar posteriormente, sin embargo la reunión solo tratará las unidades territoriales que son reconocidas oficialmente por el Estado Plurinacional.</text:p>
            <text:p text:style-name="P30"/>
            <text:p text:style-name="P31">De igual forma los representantes del Min. de Autonomías cumpliendo con los acuerdos establecidos en la anterior reunión, procedieron a entregar al representante de GeoBolivia un documento que detalla la codificación, denominación y otros aspectos de la unidades territoriales a nivel municipal, dicho documento fue entregado en impreso y formato digital.</text:p>
            <text:p text:style-name="P31"/>
            <text:p text:style-name="P32">El representante de GeoBolivia menciona que el documento entregado por el Min. Autonomías sera la base para la modificación y corrección de la resolución 007/2015 aprobada en la gestión anterior y que la misma debe ser nuevamente puesta a consideración al CIIEPB.</text:p>
            <text:p text:style-name="P32"/>
            <text:p text:style-name="P32">Por otra parte se sugiere que el servicio de codificación y denominación de UT propuesto por la AGETIC, debe considerar dos aspectos: Ficha por unidad territorial debe mostrar solo datos oficiales y una subficha mostrar otros detalles históricos de la UT.</text:p>
            <text:p text:style-name="P32"/>
            <text:p text:style-name="P32"><text:span text:style-name="T14">También</text:span> se sugiere que el servicio web pueda enlazar en las fichas de cada UT a su ley de creación, que <text:span text:style-name="T14">podría</text:span> ser mediante la gaceta o un documento escaneado. <text:span text:style-name="T14">Relacionado a este tema los representantes del Min. Autonomías sugieren que se debe buscar documentos relacionados a las leyes de creación de la UT, mismos que posiblemente hayan en la biblioteca de la Vicepresidencia, por lo cual el representante de GeoBolivia hará las averiguaciones correspondientes.</text:span></text:p>
            <text:p text:style-name="P30"/>
            <text:p text:style-name="P33">Por otra parte el representante de GeoBolivia sugiere que la fichas de las UT también debe considerar si sus limites son referenciales, oficiales o están en proceso, a ello los representantes del Min. <text:span text:style-name="T16">Autonomías</text:span> mencionan que ese punto se va poner en consulta con <text:soft-page-break/>el Director de Limites del ministerio.</text:p>
            <text:p text:style-name="P33"/>
            <text:p text:style-name="P34">Finalmente se sugiere que los cambios a la resolución 007/2015 y el documento presentado por el Min. Autonomías, debe ser socializado en el resto grupos de trabajo de la CIIEPB,con el fin de obtener sugerencias u observaciones fundamentadas y posteriormente oficializar el documento de códigos y denominación de UT <text:s/>mediante CIIEPB y el Ministerio de Autonomías. </text:p>
            <text:p text:style-name="P27"/>
            <text:p text:style-name="P35">El proceso de socialización se realizará durante un lapso de 15 días aproximadamente, el responsable será GeoBolivia.</text:p>
            <text:p text:style-name="P35"/>
            <text:p text:style-name="P36"><text:span text:style-name="T15">Se define que la tercera reunión del grupo se efectuará el 9 de mayo de los presentes en ambientes de la Vicepresidencia del Estado a horas 15:00</text:span>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P20">Conclusiones, acuerdos y tareas </text:p>
          </table:table-cell>
        </table:table-row>
        <table:table-row table:style-name="Tabla5.2">
          <table:table-cell table:style-name="Tabla5.A2" office:value-type="string">
            <text:p text:style-name="P26">En base al documento presentado por El Ministerio de Autonomías se modificará la resolución 007/2015 y nuevamente se pondrá en consideración del CIIEPB.</text:p>
            <text:p text:style-name="P26"/>
            <text:p text:style-name="P26">El documento del Ministerio de Autonomías sera el insumo de datos para alimentar el servicio web de la AGETIC, que también hará algunas modificaciones en cuento a las fichas de la U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Arial1" svg:font-family="Arial" style:font-family-generic="roman"/>
    <style:font-face style:name="Calibri" svg:font-family="Calibri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page"/>
      <style:text-properties style:use-window-font-color="true" style:font-name="Times New Roman" fo:font-size="12pt" fo:language="es" fo:country="BO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DO_5f_MAPA_7e_LT_7e_Gliederung_20_1" style:display-name="FONDO_MAPA~LT~Gliederung 1" style:family="paragraph" style:default-outline-level="">
      <style:paragraph-properties fo:margin-left="0cm" fo:margin-right="0cm" fo:margin-top="0cm" fo:margin-bottom="0.409cm" style:contextual-spacing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ñetas" style:family="paragraph" style:default-outline-level="">
      <style:paragraph-properties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DO_5f_MAPA_7e_LT_7e_Hintergrund" style:display-name="FONDO_MAPA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DO_5f_MAPA_7e_LT_7e_Hintergrundobjekte" style:display-name="FONDO_MAPA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DO_5f_MAPA_7e_LT_7e_Notizen" style:display-name="FONDO_MAP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Untertitel" style:display-name="FONDO_MAP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Titel" style:display-name="FONDO_MAP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9" style:display-name="FONDO_MAPA~LT~Gliederung 9" style:family="paragraph" style:default-outline-level="">
      <style:paragraph-properties fo:margin-left="0cm" fo:margin-right="0cm" fo:margin-top="0cm" fo:margin-bottom="0.143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8" style:display-name="FONDO_MAPA~LT~Gliederung 8" style:family="paragraph" style:default-outline-level="">
      <style:paragraph-properties fo:margin-left="0cm" fo:margin-right="0cm" fo:margin-top="0cm" fo:margin-bottom="0.143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7" style:display-name="FONDO_MAPA~LT~Gliederung 7" style:family="paragraph" style:default-outline-level="">
      <style:paragraph-properties fo:margin-left="0cm" fo:margin-right="0cm" fo:margin-top="0cm" fo:margin-bottom="0.143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6" style:display-name="FONDO_MAPA~LT~Gliederung 6" style:family="paragraph" style:default-outline-level="">
      <style:paragraph-properties fo:margin-left="0cm" fo:margin-right="0cm" fo:margin-top="0cm" fo:margin-bottom="0.143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5" style:display-name="FONDO_MAPA~LT~Gliederung 5" style:family="paragraph" style:default-outline-level="">
      <style:paragraph-properties fo:margin-left="0cm" fo:margin-right="0cm" fo:margin-top="0cm" fo:margin-bottom="0.143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4" style:display-name="FONDO_MAPA~LT~Gliederung 4" style:family="paragraph" style:default-outline-level="">
      <style:paragraph-properties fo:margin-left="0cm" fo:margin-right="0cm" fo:margin-top="0cm" fo:margin-bottom="0.28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3" style:display-name="FONDO_MAPA~LT~Gliederung 3" style:family="paragraph" style:default-outline-level="">
      <style:paragraph-properties fo:margin-left="0cm" fo:margin-right="0cm" fo:margin-top="0cm" fo:margin-bottom="0.432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FONDO_5f_MAPA_7e_LT_7e_Gliederung_20_2" style:display-name="FONDO_MAPA~LT~Gliederung 2" style:family="paragraph" style:default-outline-level="">
      <style:paragraph-properties fo:margin-left="0cm" fo:margin-right="0cm" fo:margin-top="0cm" fo:margin-bottom="0.57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Hintergrund" style:display-name="Predeterminado 4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4_7e_LT_7e_Hintergrundobjekte" style:display-name="Predeterminado 4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4_7e_LT_7e_Notizen" style:display-name="Predeterminado 4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Untertitel" style:display-name="Predeterminado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Titel" style:display-name="Predeterminado 4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9" style:display-name="Predeterminado 4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8" style:display-name="Predeterminado 4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7" style:display-name="Predeterminado 4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6" style:display-name="Predeterminado 4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5" style:display-name="Predeterminado 4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4" style:display-name="Predeterminado 4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3" style:display-name="Predeterminado 4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2" style:display-name="Predeterminado 4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4_7e_LT_7e_Gliederung_20_1" style:display-name="Predeterminado 4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Hintergrund" style:display-name="Predeterminado 3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3_7e_LT_7e_Hintergrundobjekte" style:display-name="Predeterminado 3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3_7e_LT_7e_Notizen" style:display-name="Predeterminado 3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Untertitel" style:display-name="Predeterminado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Titel" style:display-name="Predeterminado 3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9" style:display-name="Predeterminado 3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8" style:display-name="Predeterminado 3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7" style:display-name="Predeterminado 3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6" style:display-name="Predeterminado 3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5" style:display-name="Predeterminado 3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4" style:display-name="Predeterminado 3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3" style:display-name="Predeterminado 3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2" style:display-name="Predeterminado 3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3_7e_LT_7e_Gliederung_20_1" style:display-name="Predeterminado 3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Hintergrund" style:display-name="Predeterminado 2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2_7e_LT_7e_Hintergrundobjekte" style:display-name="Predeterminado 2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2_7e_LT_7e_Notizen" style:display-name="Predeterminado 2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Untertitel" style:display-name="Predeterminad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Titel" style:display-name="Predeterminado 2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9" style:display-name="Predeterminado 2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8" style:display-name="Predeterminado 2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7" style:display-name="Predeterminado 2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6" style:display-name="Predeterminado 2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5" style:display-name="Predeterminado 2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4" style:display-name="Predeterminado 2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3" style:display-name="Predeterminado 2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2" style:display-name="Predeterminado 2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2_7e_LT_7e_Gliederung_20_1" style:display-name="Predeterminado 2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Hintergrund" style:display-name="Predeterminado 1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1_7e_LT_7e_Hintergrundobjekte" style:display-name="Predeterminado 1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edeterminado_20_1_7e_LT_7e_Notizen" style:display-name="Predeterminado 1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Titel" style:display-name="Predeterminado 1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9" style:display-name="Predeterminado 1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8" style:display-name="Predeterminado 1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7" style:display-name="Predeterminado 1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6" style:display-name="Predeterminado 1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5" style:display-name="Predeterminado 1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4" style:display-name="Predeterminado 1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3" style:display-name="Predeterminado 1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determinado_20_1_7e_LT_7e_Gliederung_20_1" style:display-name="Predeterminado 1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itle_2c__20_2_20_Content_7e_LT_7e_Notizen" style:display-name="Title, 2 Content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9" style:display-name="Title, 2 Content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8" style:display-name="Title, 2 Content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7" style:display-name="Title, 2 Content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6" style:display-name="Title, 2 Content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5" style:display-name="Title, 2 Content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4" style:display-name="Title, 2 Content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3" style:display-name="Title, 2 Content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itle_2c__20_2_20_Content_7e_LT_7e_Gliederung_20_1" style:display-name="Title, 2 Content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exto_20_de_20_bloque" style:display-name="Texto de bloque" style:family="paragraph" style:default-outline-level="">
      <style:paragraph-properties fo:margin-left="7.004cm" fo:margin-right="5.108cm" fo:text-align="center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árrafo_20_de_20_lista" style:display-name="Párrafo de lista" style:family="paragraph" style:default-outline-level="">
      <style:paragraph-properties fo:margin-left="3.951cm" fo:margin-right="0cm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M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in_20_espaciado" style:display-name="Sin espaciad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xto_20_comentario" style:display-name="Texto comentari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sunto_20_del_20_comentario" style:display-name="Asunto del comentari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Sangría_20_2_20_de_20_t._20_independiente" style:display-name="Sangría 2 de t. independiente" style:family="paragraph" style:default-outline-level="">
      <style:paragraph-properties fo:margin-left="1.552cm" fo:margin-right="0cm" fo:margin-top="0cm" fo:margin-bottom="0.66cm" style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rmulari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rrafodelista" style:family="paragraph" style:default-outline-level="">
      <style:paragraph-properties fo:margin-left="3.886cm" fo:margin-right="0cm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xto_20_independiente_20_2" style:display-name="Texto independiente 2" style:family="paragraph" style:default-outline-level="">
      <style:paragraph-properties fo:margin-top="0cm" fo:margin-bottom="0.66cm" style:contextual-spacing="false"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20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2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3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normal" fo:font-weight="bold" style:letter-kerning="true" style:font-name-asian="DejaVu Sans" style:font-family-asian="'DejaVu Sans'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5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6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8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29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9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0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3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1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32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3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3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3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5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3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38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8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9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9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0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1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4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3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normal" style:letter-kerning="true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WW8Num4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4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5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normal" style:letter-kerning="true" style:font-name-asian="DejaVu Sans" style:font-family-asian="'DejaVu Sans'" style:font-family-generic-asian="system" style:font-pitch-asian="variable" style:font-size-asian="12pt" style:font-style-asian="italic" style:font-weight-asian="normal" style:font-name-complex="Arial2" style:font-family-complex="Arial" style:font-family-generic-complex="system" style:font-pitch-complex="variable" style:font-size-complex="12pt"/>
    </style:style>
    <style:style style:name="WW8Num46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6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8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WW8Num49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9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0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1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2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3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4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5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5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56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6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2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3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4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5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6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7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7z8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ítulo_20_4_20_Car" style:display-name="Título 4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fo:font-weight="bold" style:letter-kerning="true" style:font-name-asian="DejaVu Sans" style:font-family-asian="'DejaVu Sans'" style:font-family-generic-asian="system" style:font-pitch-asian="variable" style:font-size-asian="12pt" style:font-style-asian="italic" style:font-weight-asian="bold" style:font-name-complex="Arial2" style:font-family-complex="Arial" style:font-family-generic-complex="system" style:font-pitch-complex="variable" style:font-size-complex="12pt"/>
    </style:style>
    <style:style style:name="Texto_20_comentario_20_Car" style:display-name="Texto comentario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in_20_espaciado_20_Car" style:display-name="Sin espaciado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ítulo_20_1_20_Car" style:display-name="Título 1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text-underline-style="solid" style:text-underline-width="auto" style:text-underline-color="font-color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ocument_20_Header1_20_Car_20_Car" style:display-name="Document Header1 Car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text-underline-style="solid" style:text-underline-width="auto" style:text-underline-color="font-color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Car" style:display-name="Título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Ref._20_de_20_comentario" style:display-name="Ref. de comentari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angría_20_2_20_de_20_t._20_independiente_20_Car" style:display-name="Sangría 2 de t. independiente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xto_20_independiente_20_2_20_Car" style:display-name="Texto independiente 2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angría_20_de_20_texto_20_normal_20_Car" style:display-name="Sangría de texto normal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ubtítulo_20_Car" style:display-name="Subtítulo Car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beration_20_serif" style:display-name="liberation serif" style:family="paragraph" style:default-outline-level="">
      <style:paragraph-properties fo:margin-left="0cm" fo:margin-right="0cm" fo:margin-top="0.314cm" fo:margin-bottom="0.314cm" style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ódigo" style:family="paragraph" style:default-outline-level="">
      <style:paragraph-properties fo:margin-left="6.223cm" fo:margin-right="3.112cm" fo:margin-top="0.619cm" fo:margin-bottom="0.619cm" style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Índicel_20_10" style:display-name="Índicel 10" style:family="paragraph" style:default-outline-level="">
      <style:paragraph-properties fo:margin-left="13.979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68.707cm"/>
        </style:tab-stops>
      </style:paragraph-properties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umeración_20_de_20_líneas" style:display-name="Numeración de líneas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references" style:family="paragraph" style:default-outline-level="">
      <style:paragraph-properties fo:margin-left="1.838cm" fo:margin-right="0cm" fo:margin-top="0cm" fo:margin-bottom="0.653cm" style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cm" fo:margin-bottom="1.099cm" style:contextual-spacing="false"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uente_20_de_20_párrafo_20_predeter.1" style:display-name="Fuente de párrafo predeter.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ncla_20_de_20_nota_20_al_20_pie" style:display-name="Ancla de nota al pi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stacad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style="italic" style:letter-kerning="true" style:font-name-asian="DejaVu Sans" style:font-family-asian="'DejaVu Sans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Caracteres_20_de_20_nota_20_final" style:display-name="Caracteres de nota final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-Caracteres_20_de_20_nota_20_final" style:display-name="WW-Caracteres de nota final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ncla_20_de_20_nota_20_final" style:display-name="Ancla de nota final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uy_20_destacado" style:display-name="Muy destacado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ank_20_Slide_7e_LT_7e_Notizen" style:display-name="Blank Slide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 style:default-outline-level="">
      <style:paragraph-properties fo:margin-left="0cm" fo:margin-right="0cm" fo:margin-top="0cm" fo:margin-bottom="0.17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 style:default-outline-level="">
      <style:paragraph-properties fo:margin-left="0cm" fo:margin-right="0cm" fo:margin-top="0cm" fo:margin-bottom="0.351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 style:default-outline-level="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default-outline-level="">
      <style:paragraph-properties fo:margin-left="0cm" fo:margin-right="0cm" fo:margin-top="0cm" fo:margin-bottom="0.706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Arial1" fo:font-family="Arial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ListLabel_20_2" style:display-name="ListLabel 2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style:contextual-spacing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9pt" fo:font-weight="bold" officeooo:rsid="000013c3" officeooo:paragraph-rsid="0001d3c5" style:font-size-asian="9pt" style:font-weight-asian="bold" style:font-size-complex="9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center" style:justify-single-word="false"/>
      <style:text-properties style:font-name="Liberation Serif" fo:font-size="9pt" fo:font-weight="bold" officeooo:rsid="0004aba6" officeooo:paragraph-rsid="000aefa8" style:font-size-asian="9pt" style:font-weight-asian="bold" style:font-size-complex="9pt" style:font-weight-complex="bold"/>
    </style:style>
    <style:style style:name="MT1" style:family="text">
      <style:text-properties officeooo:rsid="0011a2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6.736cm" svg:y="-0.231cm" svg:width="0.924cm" svg:height="0.997cm" draw:z-index="5"><draw:image xlink:href="Pictures/100002010000005B00000069194264E6.tif" xlink:type="simple" xlink:show="embed" xlink:actuate="onLoad"/></draw:frame><draw:line text:anchor-type="paragraph" draw:z-index="2" draw:style-name="Mgr1" draw:text-style-name="MP2" svg:x1="0.672cm" svg:y1="0.718cm" svg:x2="16.394cm" svg:y2="0.718cm"><text:p/></draw:line>INFRAESTRUCTURA DE DATOS ESPACIALES DEL ESTADO PLURINACIONAL DE BOLIVIA </text:p>
        <text:p text:style-name="MP3">COMITE <text:s/><text:span text:style-name="MT1">INTERINSTITUCIONAL </text:span><text:s/>DE <text:s/>LA <text:s/>IDE-EP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ssa </meta:initial-creator>
    <meta:creation-date>2014-03-31T09:28:49.387288480</meta:creation-date>
    <meta:printed-by>Rene Mamani</meta:printed-by>
    <meta:print-date>2015-09-01T17:19:42.238156280</meta:print-date>
    <dc:date>2016-04-27T19:07:17.640679538</dc:date>
    <dc:creator>Rene Mamani</dc:creator>
    <meta:editing-duration>PT5H23M57S</meta:editing-duration>
    <meta:editing-cycles>29</meta:editing-cycles>
    <meta:generator>LibreOffice/4.2.8.2$Linux_X86_64 LibreOffice_project/420m0$Build-2</meta:generator>
    <meta:document-statistic meta:table-count="5" meta:image-count="1" meta:object-count="0" meta:page-count="3" meta:paragraph-count="38" meta:word-count="709" meta:character-count="4508" meta:non-whitespace-character-count="3825"/>
  </office:meta>
</office:document-meta>
</file>